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7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3, 2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5, 13, 19, 17, 3, 21, 65, 29, 2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, 24, 22, 2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6, 17, 5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, 49, 27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8, 24, 22, 20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, 52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8, 20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60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8:47:49.309855517</dc:date>
    <meta:editing-duration>PT13M11S</meta:editing-duration>
    <meta:editing-cycles>3</meta:editing-cycles>
    <meta:generator>LibreOffice/5.1.6.2$Linux_X86_64 LibreOffice_project/10m0$Build-2</meta:generator>
    <meta:document-statistic meta:table-count="1" meta:cell-count="155" meta:object-count="0"/>
  </office:meta>
</office:document-meta>
</file>